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33" style:family="table-cell" style:parent-style-name="Default">
      <style:text-properties fo:color="#d36118"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134" style:family="table-cell" style:parent-style-name="Default">
      <style:table-cell-properties fo:background-color="transparent"/>
      <style:text-properties fo:color="#fc5c00"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fc5c00"/>
    </style:style>
    <style:style style:name="T27" style:family="text">
      <style:text-properties fo:color="#c9211e"/>
    </style:style>
    <style:style style:name="T28" style:family="text">
      <style:text-properties fo:color="#ff7b59"/>
    </style:style>
    <style:style style:name="T29" style:family="text">
      <style:text-properties fo:color="#66cc00"/>
    </style:style>
    <style:style style:name="T30" style:family="text">
      <style:text-properties fo:color="#ff5429"/>
    </style:style>
    <style:style style:name="T31" style:family="text">
      <style:text-properties fo:color="#ff33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18"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18"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18"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108"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7.109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108"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35.853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9">مظاہرہ کرنا، اثباتی 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6">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7">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7">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7">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8">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 along a slope</text:p>
          </table:table-cell>
          <table:table-cell office:value-type="string" calcext:value-type="string">
            <text:p>میلان پر اترتے ہوئے، یا اترائی کے رخ</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108"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ly (english)</text:p>
          </table:table-cell>
          <table:table-cell office:value-type="string" calcext:value-type="string">
            <text:p>تمام مقاصد کے لئے</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30">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1">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1">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30">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second, third, fourth</text:p>
          </table:table-cell>
          <table:table-cell table:style-name="ce3" office:value-type="string" calcext:value-type="string">
            <text:p>اول، دوم، سوم، چہارم (چہارمی، چہارمیں)</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جکڑ بند، ساک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ھ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1">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6">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1">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1">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1">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1">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30">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4">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1">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o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8">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23"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1">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2">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7">،</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8">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7">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8">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1">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6">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6">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3"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3"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23"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108"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108"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108"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1">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text:p>
          </table:table-cell>
          <table:table-cell office:value-type="string" calcext:value-type="string">
            <text:p>پہیے دار تختہ</text:p>
          </table:table-cell>
          <table:table-cell table:number-columns-repeated="1022"/>
        </table:table-row>
        <table:table-row table:style-name="ro1">
          <table:table-cell office:value-type="string" calcext:value-type="string">
            <text:p>skis,skiing, [skier]</text:p>
          </table:table-cell>
          <table:table-cell table:style-name="ce108"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3"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102"/>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34"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3"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7">،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text:span text:style-name="T26">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3"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6">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108"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 or down a slope</text:p>
          </table:table-cell>
          <table:table-cell office:value-type="string" calcext:value-type="string">
            <text:p>میلان پر چڑھائی یا اترائی کے رخ</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108"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1">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6">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 <text:span text:style-name="T9">روش</text:span></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o-Yo, Yo Yo</text:p>
          </table:table-cell>
          <table:table-cell office:value-type="string" calcext:value-type="string">
            <text:p>ڈوری دار لٹو</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435">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2-03T18:35:49.421352139</dc:date>
    <meta:editing-duration>P124DT4H23M49S</meta:editing-duration>
    <meta:editing-cycles>5872</meta:editing-cycles>
    <meta:generator>LibreOffice/7.3.7.2$Linux_X86_64 LibreOffice_project/30$Build-2</meta:generator>
    <meta:document-statistic meta:table-count="3" meta:cell-count="867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